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c44e4" officeooo:paragraph-rsid="000c44e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35d0" officeooo:paragraph-rsid="000d35d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10209b" officeooo:paragraph-rsid="0010209b"/>
    </style:style>
    <style:style style:name="P7" style:family="paragraph" style:parent-style-name="Text_20_body" style:list-style-name="L1">
      <style:text-properties officeooo:rsid="0010209b" officeooo:paragraph-rsid="0011ab27"/>
    </style:style>
    <style:style style:name="P8" style:family="paragraph" style:parent-style-name="Text_20_body">
      <style:text-properties officeooo:rsid="0010209b" officeooo:paragraph-rsid="0010209b"/>
    </style:style>
    <style:style style:name="P9" style:family="paragraph" style:parent-style-name="Text_20_body" style:list-style-name="L1">
      <style:text-properties fo:font-weight="bold" officeooo:rsid="0011ab27" officeooo:paragraph-rsid="0011ab27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0c44e4" officeooo:paragraph-rsid="000c44e4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rsid="000d35d0" officeooo:paragraph-rsid="000d35d0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0ec0f1" officeooo:paragraph-rsid="000ec0f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95b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</text:p>
      <text:p text:style-name="Text_20_body"/>
      <text:p text:style-name="P1">In our case, projectname is 'iitb_spc' and appname, unless specified is 'accounts'.</text:p>
      <text:p text:style-name="Text_20_body"/>
      <text:list xml:id="list3418312151" text:style-name="L1">
        <text:list-item>
          <text:p text:style-name="P10">The main URLs file is the `projectname/urls.py` file. There, add </text:p>
          <text:p text:style-name="P10"><text:tab/>path('', include('appname.urls')), </text:p>
          <text:p text:style-name="P10">It is a good practice to keep the original urls.py file as clean as possible.</text:p>
          <text:p text:style-name="P5"/>
        </text:list-item>
        <text:list-item>
          <text:p text:style-name="P10">The templates directory is handled by projectname/settings.py, under TEMPLATES &gt;&gt; DIRS. It should be [] for a newly created project.</text:p>
          <text:p text:style-name="P5"/>
        </text:list-item>
        <text:list-item>
          <text:p text:style-name="P10">Once the line is added in the projectname/urls.py, add the required URLs to appname/urls.py.</text:p>
          <text:p text:style-name="P5"/>
        </text:list-item>
        <text:list-item>
          <text:p text:style-name="P10">The name=&lt;name&gt; field (third field) in urlpatterns &gt;&gt; path function is used by items such as success_url = reverse_lazy('&lt;name&gt;') in appname/views.py.</text:p>
        </text:list-item>
      </text:list>
      <text:p text:style-name="P2"/>
      <text:list xml:id="list2042553238525" text:continue-numbering="true" text:style-name="L1">
        <text:list-item>
          <text:p text:style-name="P11">There is the django.contrib.auth built-in app, that aids in dealing with registration, login, password change, etc. The LOGIN_REDIRECT_URL is still used. This app does not have a signup page – we need to supply it. It uses the templates in the templates/registration/ directory. The urls still need to be mentioned (or included) in the appropriate urls.py file.</text:p>
        </text:list-item>
      </text:list>
      <text:p text:style-name="P3"/>
      <text:list xml:id="list2041833197581" text:continue-numbering="true" text:style-name="L1">
        <text:list-item>
          <text:p text:style-name="P12"><text:soft-page-break/>The signup page has been supplied in the accounts/views.py file – there does exist a built-in UserCreationForm.</text:p>
        </text:list-item>
      </text:list>
      <text:p text:style-name="P4"/>
      <text:list xml:id="list2042153321605" text:continue-numbering="true" text:style-name="L1">
        <text:list-item>
          <text:p text:style-name="P13">Currently, the page after login is the home.html page. This url has been specified in the iitb_spc/settings.py file. That this url points to this file has been specified in the accounts/urls.py file.</text:p>
        </text:list-item>
      </text:list>
      <text:p text:style-name="Text_20_body"/>
      <text:list xml:id="list2042859186011" text:continue-numbering="true" text:style-name="L1">
        <text:list-item>
          <text:p text:style-name="P7">Static files url is specified by the prefix STATIC_URL in settings.py. The actual folder in which these files are located in specified by the STATICFILES_DIRS, also in settings.py. In the template, these can be included by lines such as </text:p>
          <text:p text:style-name="P7">{% load static %}</text:p>
          <text:p text:style-name="P6">&lt;script src="{% static 'webclient.js' %}"&gt;&lt;/script&gt;</text:p>
          <text:p text:style-name="P6">In our case, the static files are stored in webclient/ directory in the project root.</text:p>
        </text:list-item>
      </text:list>
      <text:p text:style-name="P8"/>
      <text:list xml:id="list2043052526431" text:continue-numbering="true" text:style-name="L1">
        <text:list-item>
          <text:p text:style-name="P9">Future Plan: </text:p>
          <text:list>
            <text:list-item>
              <text:p text:style-name="P9"><text:span text:style-name="T1">The home file needs to load and store the keys in some way. </text:span></text:p>
            </text:list-item>
            <text:list-item>
              <text:p text:style-name="P9"><text:span text:style-name="T1">It needs to display the folder contents. </text:span><text:span text:style-name="T2">Should we keep separate URLs for separate folders? It seems keeping the same URL would be simpler. But that's a consideration.</text:span></text:p>
              <text:p text:style-name="P9"><text:span text:style-name="T2"/></text:p>
            </text:list-item>
            <text:list-item>
              <text:p text:style-name="P9"><text:span text:style-name="T1">It needs to be able to decrypt and show the requested file contents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16:44.585770750</meta:creation-date>
    <dc:date>2018-11-20T00:20:41.531022273</dc:date>
    <meta:editing-duration>PT9H10M17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2" meta:paragraph-count="19" meta:word-count="330" meta:character-count="2033" meta:non-whitespace-character-count="1726"/>
  </office:meta>
</office:document-meta>
</file>